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d993" officeooo:paragraph-rsid="000dd993"/>
    </style:style>
    <style:style style:name="P2" style:family="paragraph" style:parent-style-name="Standard">
      <style:text-properties officeooo:rsid="000e2d47" officeooo:paragraph-rsid="000e2d47"/>
    </style:style>
    <style:style style:name="P3" style:family="paragraph" style:parent-style-name="Standard">
      <style:text-properties officeooo:rsid="000efe94" officeooo:paragraph-rsid="000efe94"/>
    </style:style>
    <style:style style:name="T1" style:family="text">
      <style:text-properties officeooo:rsid="000efe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">BitcoinClicker</text:p>
      <text:p text:style-name="P1">Bil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aue dir das schnellste MiningSet auf</text:p>
      <text:p text:style-name="P1">Das ziel des Spiels ist es möglichst viele Mining Geräte zu besitzen, um damit schneller BTCs im Spiel zu erzeugen.</text:p>
      <text:p text:style-name="P1"/>
      <text:p text:style-name="P1"/>
      <text:p text:style-name="P2">Spiele und Verdiene</text:p>
      <text:p text:style-name="P1">Unser Spiel nutzt die neuen Technologien der Blockchain. Alle Items, die Du erspielst gehören dir und Du kannst diese auf dem (WaxMarkt) traden.</text:p>
      <text:p text:style-name="P1"/>
      <text:p text:style-name="P1"/>
      <text:p text:style-name="P2">Was du für den Start brauchst:</text:p>
      <text:p text:style-name="P2">SystemRelevant:WaxCloud Wallet um deine Game Items zu verwalten und mit anderen zu handeln.(Video)</text:p>
      <text:p text:style-name="P2">Optional: Metamask, um bei FreibierAirdrops mit zu machen.(Video)</text:p>
      <text:p text:style-name="P2"/>
      <text:p text:style-name="P2"/>
      <text:p text:style-name="P2"/>
      <text:p text:style-name="P2">Werde SatochiClicker</text:p>
      <text:p text:style-name="P2">Wir belohnen unsere Unterstützer und Freunde mit <text:span text:style-name="T1">einzigartigen und Limitierten NFTs!</text:span></text:p>
      <text:p text:style-name="P3"/>
      <text:p text:style-name="P3">Lade Freunde ein und erhalte Common SatochiClicker NFT</text:p>
      <text:p text:style-name="P3"/>
      <text:p text:style-name="P3">Halte FreiBierTokens und Erhalte eine Brauerei als NFT</text:p>
      <text:p text:style-name="P3"/>
      <text:p text:style-name="P3"/>
      <text:p text:style-name="P3"/>
      <text:p text:style-name="P3"/>
      <text:p text:style-name="P3">Updates:</text:p>
      <text:p text:style-name="P3">…..</text:p>
      <text:p text:style-name="P3"/>
      <text:p text:style-name="P3"/>
      <text:p text:style-name="P3"/>
      <text:p text:style-name="P3"/>
      <text:p text:style-name="P3">Impressumg</text:p>
      <text:p text:style-name="P2"/>
      <text:p text:style-name="P2"/>
      <text:p text:style-name="P2"/>
      <text:p text:style-name="P2"/>
      <text:p text:style-name="P2"/>
      <text:p text:style-name="P2"><text:soft-page-break/><text:s/></text:p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1T07:11:57.197000000</meta:creation-date>
    <dc:date>2021-07-21T07:43:21.452000000</dc:date>
    <meta:editing-duration>PT5M43S</meta:editing-duration>
    <meta:editing-cycles>1</meta:editing-cycles>
    <meta:document-statistic meta:table-count="0" meta:image-count="0" meta:object-count="0" meta:page-count="2" meta:paragraph-count="18" meta:word-count="113" meta:character-count="761" meta:non-whitespace-character-count="662"/>
    <meta:generator>LibreOffice/6.2.2.2$Windows_X86_64 LibreOffice_project/2b840030fec2aae0fd2658d8d4f9548af4e3518d</meta:generator>
  </office:meta>
</office:document-meta>
</file>